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100000139671CEACC3C3B2A09.png" manifest:media-type="image/png"/>
  <manifest:file-entry manifest:full-path="Pictures/100002010000030000000309D1D2CB81637504AD.png" manifest:media-type="image/png"/>
  <manifest:file-entry manifest:full-path="Pictures/10000201000002EE000002EA11240E90CBD2F0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dc6" officeooo:paragraph-rsid="0019cd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 Prob. #xx. Minimum time required to produce m items</text:p>
      <text:p text:style-name="P1"><draw:frame draw:style-name="fr1" draw:name="Image1" text:anchor-type="char" svg:width="19.001cm" svg:height="19.223cm" draw:z-index="0"><draw:image xlink:href="Pictures/100002010000030000000309D1D2CB81637504AD.png" xlink:type="simple" xlink:show="embed" xlink:actuate="onLoad" draw:mime-type="image/png"/></draw:frame><text:s/></text:p>
      <text:p text:style-name="P1"><draw:frame draw:style-name="fr2" draw:name="Image2" text:anchor-type="char" svg:width="16.36cm" svg:height="6.8cm" draw:z-index="1"><draw:image xlink:href="Pictures/10000201000002F100000139671CEACC3C3B2A09.png" xlink:type="simple" xlink:show="embed" xlink:actuate="onLoad" draw:mime-type="image/png"/></draw:frame><text:s text:c="2"/></text:p>
      <text:p text:style-name="P1"><draw:frame draw:style-name="fr1" draw:name="Image3" text:anchor-type="char" svg:width="19.001cm" svg:height="18.898cm" draw:z-index="2"><draw:image xlink:href="Pictures/10000201000002EE000002EA11240E90CBD2F032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21:21:48.955000000</meta:creation-date>
    <dc:date>2022-02-17T01:11:53.010000000</dc:date>
    <meta:editing-duration>PT3H50M4S</meta:editing-duration>
    <meta:editing-cycles>1</meta:editing-cycles>
    <meta:document-statistic meta:table-count="0" meta:image-count="3" meta:object-count="0" meta:page-count="2" meta:paragraph-count="3" meta:word-count="10" meta:character-count="61" meta:non-whitespace-character-count="49"/>
    <meta:generator>LibreOffice/7.1.8.1$Windows_X86_64 LibreOffice_project/e1f30c802c3269a1d052614453f260e49458c82c</meta:generator>
  </office:meta>
</office:document-meta>
</file>